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draw:fill="solid" draw:fill-color="#ffcc00" draw:textarea-horizontal-align="justify" draw:textarea-vertical-align="middle" draw:auto-grow-height="false" fo:min-height="1.606cm" fo:min-width="1.422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.91cm" fo:min-width="7.056cm"/>
    </style:style>
    <style:style style:name="gr3" style:family="graphic" style:parent-style-name="standard">
      <style:graphic-properties svg:stroke-color="#ffd320" draw:fill="solid" draw:fill-color="#ffff00" draw:textarea-horizontal-align="justify" draw:textarea-vertical-align="middle" draw:auto-grow-height="false" fo:min-height="1.009cm" fo:min-width="5.798cm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0.777cm" fo:min-width="1.42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00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loext:graphic-properties draw:fill="solid" draw:fill-color="#ff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1.922cm" svg:height="1.856cm" svg:x="0.246cm" svg:y="0.348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556cm" svg:height="1.16cm" svg:x="1.687cm" svg:y="4.159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6.8cm" svg:height="1.359cm" svg:x="2.065cm" svg:y="6.319cm">
          <text:p text:style-name="P1">MEMOR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5.465cm" svg:y1="5.319cm" svg:x2="5.465cm" svg:y2="6.319cm" draw:start-shape="id1" draw:start-glue-point="2" draw:end-shape="id2" draw:end-glue-point="4" svg:d="M5465 5319v1000" svg:viewBox="0 0 1 1001">
          <text:p/>
        </draw:connector>
        <draw:custom-shape draw:style-name="gr5" draw:text-style-name="P5" xml:id="id3" draw:id="id3" draw:layer="layout" svg:width="1.922cm" svg:height="1.027cm" svg:x="0.246cm" svg:y="2.15cm">
          <text:p text:style-name="P1">cach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.207cm" svg:y1="3.177cm" svg:x2="1.687cm" svg:y2="4.739cm" draw:start-shape="id3" draw:start-glue-point="2" draw:end-shape="id1" svg:d="M1207 3177v1562h480" svg:viewBox="0 0 481 1563">
          <text:p/>
        </draw:connector>
        <draw:custom-shape draw:style-name="gr1" draw:text-style-name="P2" draw:layer="layout" svg:width="1.922cm" svg:height="1.856cm" svg:x="4.504cm" svg:y="0.348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1.922cm" svg:height="1.027cm" svg:x="4.504cm" svg:y="2.15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22cm" svg:height="1.856cm" svg:x="8.746cm" svg:y="0.348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1.922cm" svg:height="1.027cm" svg:x="8.746cm" svg:y="2.15cm">
          <text:p text:style-name="P1">cach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465cm" svg:y1="3.177cm" svg:x2="5.465cm" svg:y2="4.159cm" draw:start-shape="id4" draw:start-glue-point="2" draw:end-shape="id1" draw:end-glue-point="0" svg:d="M5465 3177v982" svg:viewBox="0 0 1 983">
          <text:p/>
        </draw:connector>
        <draw:connector draw:style-name="gr4" draw:text-style-name="P1" draw:layer="layout" svg:x1="9.707cm" svg:y1="3.177cm" svg:x2="9.243cm" svg:y2="4.739cm" draw:start-shape="id5" draw:start-glue-point="2" draw:end-shape="id1" svg:d="M9707 3177v1562h-464" svg:viewBox="0 0 465 15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ří Fišer</meta:initial-creator>
    <meta:creation-date>2019-07-13T01:10:42.522494726</meta:creation-date>
    <dc:date>2019-07-13T01:21:23.770011555</dc:date>
    <dc:creator>Jiří Fišer</dc:creator>
    <meta:editing-duration>PT31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